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02b8a9" officeooo:paragraph-rsid="0002b8a9"/>
    </style:style>
    <style:style style:name="P2" style:family="paragraph" style:parent-style-name="Title">
      <loext:graphic-properties draw:fill="solid" draw:fill-color="#ff99ff"/>
      <style:paragraph-properties fo:background-color="#ff99ff" style:writing-mode="page"/>
      <style:text-properties officeooo:paragraph-rsid="0014b0f2"/>
    </style:style>
    <style:style style:name="P3" style:family="paragraph" style:parent-style-name="Heading_20_1">
      <style:text-properties officeooo:rsid="0002b8a9" officeooo:paragraph-rsid="0002b8a9"/>
    </style:style>
    <style:style style:name="P4" style:family="paragraph" style:parent-style-name="Heading_20_1">
      <style:text-properties officeooo:rsid="000fd67a" officeooo:paragraph-rsid="0013ecf1"/>
    </style:style>
    <style:style style:name="P5" style:family="paragraph" style:parent-style-name="Heading_20_1">
      <style:text-properties officeooo:rsid="00196125" officeooo:paragraph-rsid="00196125"/>
    </style:style>
    <style:style style:name="P6" style:family="paragraph" style:parent-style-name="Text_20_body" style:list-style-name="L1">
      <style:text-properties officeooo:paragraph-rsid="0013ecf1"/>
    </style:style>
    <style:style style:name="P7" style:family="paragraph" style:parent-style-name="Text_20_body" style:list-style-name="L1">
      <style:text-properties officeooo:rsid="00196125" officeooo:paragraph-rsid="00196125"/>
    </style:style>
    <style:style style:name="P8" style:family="paragraph" style:parent-style-name="Text_20_body" style:list-style-name="L4">
      <style:text-properties officeooo:rsid="00196125" officeooo:paragraph-rsid="00196125"/>
    </style:style>
    <style:style style:name="P9" style:family="paragraph" style:parent-style-name="Text_20_body" style:list-style-name="L5">
      <style:text-properties officeooo:rsid="00196125" officeooo:paragraph-rsid="00196125"/>
    </style:style>
    <style:style style:name="P10" style:family="paragraph" style:parent-style-name="Text_20_body">
      <style:text-properties officeooo:rsid="00196125" officeooo:paragraph-rsid="00196125"/>
    </style:style>
    <style:style style:name="P11" style:family="paragraph" style:parent-style-name="Text_20_body" style:list-style-name="L6">
      <style:text-properties officeooo:rsid="00196125" officeooo:paragraph-rsid="00196125"/>
    </style:style>
    <style:style style:name="T1" style:family="text">
      <style:text-properties officeooo:rsid="0013ecf1"/>
    </style:style>
    <style:style style:name="T2" style:family="text">
      <style:text-properties officeooo:rsid="001961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uruimuri – Dust collector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3" text:outline-level="1">Turvallisuus</text:h>
            <text:list xml:id="list2469175151" text:style-name="L1">
              <text:list-item>
                <text:p text:style-name="P6">Vältä metallin ja isojen kappaleiden joutumista puruimuriin</text:p>
              </text:list-item>
            </text:list>
            <text:h text:style-name="P4" text:outline-level="1"><text:span text:style-name="T2">K</text:span>äyttö</text:h>
            <text:list xml:id="list174802196866510" text:continue-numbering="true" text:style-name="L1">
              <text:list-item>
                <text:p text:style-name="P6">Avaa tarvittavat sulkupellit - Open the needed blast gates </text:p>
              </text:list-item>
              <text:list-item>
                <text:p text:style-name="P6">Käynnistä <text:span text:style-name="T1">puru</text:span>imuri <text:span text:style-name="T2">ohjauspainikkeesta</text:span></text:p>
                <text:list>
                  <text:list-item>
                    <text:p text:style-name="P7">Jos imuri ei käynnisty napista katso kohta ”Viikkotarkistus”</text:p>
                  </text:list-item>
                </text:list>
              </text:list-item>
              <text:list-item>
                <text:p text:style-name="P7">Käytön jälkeen sulje sulkupellit ja sammuta imuri</text:p>
              </text:list-item>
            </text:list>
            <text:h text:style-name="P5" text:outline-level="1">Viikkotarkistus</text:h>
            <text:p text:style-name="Text_20_body">Imuri on tarkastettava joka tiistai sekä hätäseis-nappejen käytön jälkeen.</text:p>
            <text:list xml:id="list978382335" text:style-name="L4">
              <text:list-item>
                <text:p text:style-name="P8">Mene pylväsporakoneen viereisestä ovesta imurin luo</text:p>
              </text:list-item>
              <text:list-item>
                <text:p text:style-name="P8">Tarkista että purusäkit ovat ehjiä ja etteivät ne ole täynnä</text:p>
              </text:list-item>
              <text:list-item>
                <text:p text:style-name="P8">Heiluta kankaisia suodatinsäkkejä, jotta niihin tarttunut puru irtoaa</text:p>
              </text:list-item>
              <text:list-item>
                <text:p text:style-name="P8">Kuittaa imuri käyttövalmiiksi ulko-oven viereisestä vihreästä painikkeesta</text:p>
              </text:list-item>
            </text:list>
          </table:table-cell>
          <table:table-cell table:style-name="Table1.A1" office:value-type="string">
            <text:h text:style-name="P4" text:outline-level="1">Safety</text:h>
            <text:list xml:id="list174802742499791" text:continue-list="list174802196866510" text:style-name="L1">
              <text:list-item>
                <text:p text:style-name="P6">Avoid vacuuming metal and big pieces</text:p>
              </text:list-item>
            </text:list>
            <text:h text:style-name="P5" text:outline-level="1">Usage</text:h>
            <text:list xml:id="list2117389687" text:style-name="L5">
              <text:list-item>
                <text:p text:style-name="P9">Open the needed blast gates</text:p>
              </text:list-item>
              <text:list-item>
                <text:p text:style-name="P9">Start the dust collector with the remote control buttons</text:p>
                <text:list>
                  <text:list-item>
                    <text:p text:style-name="P9">If the dust collector doesn’t start refer to the weekly inspection section</text:p>
                  </text:list-item>
                </text:list>
              </text:list-item>
              <text:list-item>
                <text:p text:style-name="P9">After use close the blast gates and turn the dust collector off</text:p>
              </text:list-item>
            </text:list>
            <text:h text:style-name="P5" text:outline-level="1">Weekly inspection</text:h>
            <text:p text:style-name="P10">The dust collector needs to be inspected weekly or after using the room wide emergency stops.</text:p>
            <text:list xml:id="list1600435485" text:style-name="L6">
              <text:list-item>
                <text:p text:style-name="P11">Go up the stars from the exit door near the drill press</text:p>
              </text:list-item>
              <text:list-item>
                <text:p text:style-name="P11">Inspect the dust bags for holes and verify they aren’t full</text:p>
              </text:list-item>
              <text:list-item>
                <text:p text:style-name="P11">Shake the cloth filter bags to release accumulated dust</text:p>
              </text:list-item>
              <text:list-item>
                <text:p text:style-name="P11">Re-enable the dust collector from the green button next to the door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8:11:36.107137000</meta:creation-date>
    <meta:print-date>2019-05-16T14:37:22.486396000</meta:print-date>
    <dc:date>2019-09-26T17:48:01.166465000</dc:date>
    <meta:editing-duration>PT3H6M28S</meta:editing-duration>
    <meta:editing-cycles>12</meta:editing-cycles>
    <meta:generator>LibreOffice/5.4.2.2$MacOSX_X86_64 LibreOffice_project/22b09f6418e8c2d508a9eaf86b2399209b0990f4</meta:generator>
    <meta:document-statistic meta:table-count="1" meta:image-count="0" meta:object-count="0" meta:page-count="1" meta:paragraph-count="27" meta:word-count="206" meta:character-count="1291" meta:non-whitespace-character-count="1128"/>
  </office:meta>
</office:document-meta>
</file>